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M Mono Slanted 10" svg:font-family="'LM Mono Slanted 10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Purisa" svg:font-family="Purisa" style:font-pitch="variable"/>
    <style:font-face style:name="URW Chancery L" svg:font-family="'URW Chancery L'" style:font-pitch="variable"/>
    <style:font-face style:name="TlwgTypewriter" svg:font-family="TlwgTypewriter" style:font-family-generic="moder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M Mono Slanted 10" officeooo:rsid="000ca5b4" officeooo:paragraph-rsid="000ca5b4"/>
    </style:style>
    <style:style style:name="P2" style:family="paragraph" style:parent-style-name="Standard">
      <style:text-properties style:font-name="Abyssinica SIL" fo:font-size="10pt" officeooo:rsid="000f4006" officeooo:paragraph-rsid="000f4006" style:font-size-asian="10pt" style:font-size-complex="10pt"/>
    </style:style>
    <style:style style:name="P3" style:family="paragraph" style:parent-style-name="Standard">
      <style:text-properties style:font-name="Abyssinica SIL" fo:font-size="10pt" fo:font-style="italic" officeooo:rsid="000f4006" officeooo:paragraph-rsid="000f4006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entury Schoolbook L" fo:font-size="10pt" officeooo:rsid="000f4006" officeooo:paragraph-rsid="000f4006" style:font-size-asian="10pt" style:font-size-complex="10pt"/>
    </style:style>
    <style:style style:name="P5" style:family="paragraph" style:parent-style-name="Standard">
      <style:text-properties style:font-name="Century Schoolbook L" fo:font-size="10pt" fo:font-style="italic" officeooo:rsid="000f4006" officeooo:paragraph-rsid="000f4006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Courier 10 Pitch" fo:font-size="10pt" officeooo:rsid="000f4006" officeooo:paragraph-rsid="000f4006" style:font-size-asian="10pt" style:font-size-complex="10pt"/>
    </style:style>
    <style:style style:name="P7" style:family="paragraph" style:parent-style-name="Standard">
      <style:text-properties style:font-name="Courier 10 Pitch" fo:font-size="10pt" fo:font-style="italic" officeooo:rsid="000f4006" officeooo:paragraph-rsid="000f4006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FreeSerif" fo:font-size="10pt" officeooo:rsid="000f4006" officeooo:paragraph-rsid="000f4006" style:font-size-asian="10pt" style:font-size-complex="10pt"/>
    </style:style>
    <style:style style:name="P9" style:family="paragraph" style:parent-style-name="Standard">
      <style:text-properties style:font-name="FreeSerif" fo:font-size="10pt" fo:font-style="italic" officeooo:rsid="000f4006" officeooo:paragraph-rsid="000f4006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Liberation Mono" fo:font-size="10pt" officeooo:rsid="000ca5b4" officeooo:paragraph-rsid="000f4006" style:font-size-asian="10pt" style:font-size-complex="10pt"/>
    </style:style>
    <style:style style:name="P11" style:family="paragraph" style:parent-style-name="Standard">
      <style:text-properties style:font-name="Liberation Mono" fo:font-size="10pt" fo:font-style="italic" officeooo:rsid="000f4006" officeooo:paragraph-rsid="000f4006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URW Chancery L" fo:font-size="10pt" officeooo:rsid="000ca5b4" officeooo:paragraph-rsid="000f4006" style:font-size-asian="10pt" style:font-size-complex="10pt"/>
    </style:style>
    <style:style style:name="P13" style:family="paragraph" style:parent-style-name="Standard">
      <style:text-properties style:font-name="URW Chancery L" fo:font-size="10pt" fo:font-style="normal" fo:font-weight="bold" officeooo:rsid="000ca5b4" officeooo:paragraph-rsid="000f4006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URW Gothic L" fo:font-size="10pt" officeooo:rsid="000ca5b4" officeooo:paragraph-rsid="000f4006" style:font-size-asian="10pt" style:font-size-complex="10pt"/>
    </style:style>
    <style:style style:name="P15" style:family="paragraph" style:parent-style-name="Standard">
      <style:text-properties style:font-name="URW Gothic L" fo:font-size="10pt" fo:font-style="italic" officeooo:rsid="000f4006" officeooo:paragraph-rsid="000f4006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TlwgTypewriter" fo:font-size="10pt" officeooo:rsid="000ca5b4" officeooo:paragraph-rsid="000f4006" style:font-size-asian="10pt" style:font-size-complex="10pt"/>
    </style:style>
    <style:style style:name="P17" style:family="paragraph" style:parent-style-name="Standard">
      <style:text-properties style:font-name="TlwgTypewriter" fo:font-size="10pt" fo:font-style="italic" officeooo:rsid="000f4006" officeooo:paragraph-rsid="000f4006" style:font-size-asian="10pt" style:font-style-asian="italic" style:font-size-complex="10pt" style:font-style-complex="italic"/>
    </style:style>
    <style:style style:name="P18" style:family="paragraph" style:parent-style-name="Standard">
      <style:text-properties style:font-name="Purisa" fo:font-size="10pt" officeooo:rsid="000ca5b4" officeooo:paragraph-rsid="000f4006" style:font-size-asian="10pt" style:font-size-complex="10pt"/>
    </style:style>
    <style:style style:name="P19" style:family="paragraph" style:parent-style-name="Standard">
      <style:text-properties style:font-name="Purisa" fo:font-size="10pt" fo:font-style="italic" officeooo:rsid="000f4006" officeooo:paragraph-rsid="000f4006" style:font-size-asian="10pt" style:font-style-asian="italic" style:font-size-complex="10pt" style:font-style-complex="italic"/>
    </style:style>
    <style:style style:name="P20" style:family="paragraph" style:parent-style-name="Standard">
      <style:text-properties style:font-name="LM Mono Slanted 10" fo:font-size="10pt" officeooo:rsid="000f4006" officeooo:paragraph-rsid="000f4006" style:font-size-asian="10pt" style:font-size-complex="10pt"/>
    </style:style>
    <style:style style:name="P21" style:family="paragraph" style:parent-style-name="Standard">
      <style:text-properties style:font-name="LM Mono Slanted 10" fo:font-size="10pt" fo:font-style="italic" officeooo:rsid="000f4006" officeooo:paragraph-rsid="000f4006" style:font-size-asian="10pt" style:font-style-asian="italic" style:font-size-complex="10pt" style:font-style-complex="italic"/>
    </style:style>
    <style:style style:name="P22" style:family="paragraph" style:parent-style-name="Standard">
      <style:text-properties fo:font-size="10pt" officeooo:rsid="000f4006" officeooo:paragraph-rsid="000f4006" style:font-size-asian="10pt" style:font-size-complex="10pt"/>
    </style:style>
    <style:style style:name="P23" style:family="paragraph" style:parent-style-name="Standard">
      <style:text-properties fo:font-size="10pt" fo:font-style="italic" officeooo:rsid="000f4006" officeooo:paragraph-rsid="000f4006" style:font-size-asian="10pt" style:font-style-asian="italic" style:font-size-complex="10pt" style:font-style-complex="italic"/>
    </style:style>
    <style:style style:name="T1" style:family="text">
      <style:text-properties officeooo:rsid="000f40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 b c d e f g h i j k l m n o p q r s t u v w x y z A B C D E F G H I J K L M N O P Q R S T U V W X Y Z 0 1 2 3 4 5 6 7 8 9 + - = / % ( ) [ ] é è à ù ë ê ç . , ; : ? ! &amp; @ $ €</text:p>
      <text:p text:style-name="P23">a b c d e f g h i j k l m n o p q r s t u v w x y z A B C D E F G H I J K L M N O P Q R S T U V W X Y Z 0 1 2 3 4 5 6 7 8 9 + - = / % ( ) [ ] é è à ù ë ê ç . , ; : ? ! &amp; @ $ €</text:p>
      <text:p text:style-name="P2">a b c d e f g h i j k l m n o p q r s t u v w x y z A B C D E F G H I J K L M N O P Q R S T U V W X Y Z 0 1 2 3 4 5 6 7 8 9 + - = / % ( ) [ ] é è à ù ë ê ç . , ; : ? ! &amp; @ $ €</text:p>
      <text:p text:style-name="P3">a b c d e f g h i j k l m n o p q r s t u v w x y z A B C D E F G H I J K L M N O P Q R S T U V W X Y Z 0 1 2 3 4 5 6 7 8 9 + - = / % ( ) [ ] é è à ù ë ê ç . , ; : ? ! &amp; @ $ €</text:p>
      <text:p text:style-name="P4">a b c d e f g h i j k l m n o p q r s t u v w x y z A B C D E F G H I J K L M N O P Q R S T U V W X Y Z 0 1 2 3 4 5 6 7 8 9 + - = / % ( ) [ ] é è à ù ë ê ç . , ; : ? ! &amp; @ $ €</text:p>
      <text:p text:style-name="P5">a b c d e f g h i j k l m n o p q r s t u v w x y z A B C D E F G H I J K L M N O P Q R S T U V W X Y Z 0 1 2 3 4 5 6 7 8 9 + - = / % ( ) [ ] é è à ù ë ê ç . , ; : ? ! &amp; @ $ €</text:p>
      <text:p text:style-name="P6">a b c d e f g h i j k l m n o p q r s t u v w x y z A B C D E F G H I J K L M N O P Q R S T U V W X Y Z 0 1 2 3 4 5 6 7 8 9 + - = / % ( ) [ ] é è à ù ë ê ç . , ; : ? ! &amp; @ $ €</text:p>
      <text:p text:style-name="P7">a b c d e f g h i j k l m n o p q r s t u v w x y z A B C D E F G H I J K L M N O P Q R S T U V W X Y Z 0 1 2 3 4 5 6 7 8 9 + - = / % ( ) [ ] é è à ù ë ê ç . , ; : ? ! &amp; @ $ €</text:p>
      <text:p text:style-name="P8">a b c d e f g h i j k l m n o p q r s t u v w x y z A B C D E F G H I J K L M N O P Q R S T U V W X Y Z 0 1 2 3 4 5 6 7 8 9 + - = / % ( ) [ ] é è à ù ë ê ç . , ; : ? ! &amp; @ $ €</text:p>
      <text:p text:style-name="P9">a b c d e f g h i j k l m n o p q r s t u v w x y z A B C D E F G H I J K L M N O P Q R S T U V W X Y Z 0 1 2 3 4 5 6 7 8 9 + - = / % ( ) [ ] é è à ù ë ê ç . , ; : ? ! &amp; @ $ €</text:p>
      <text:p text:style-name="P10"><text:span text:style-name="T1">a b c d e f g h i j k l m n o p q r s t u v w x y z A B C D E F G H I J K L M N O P Q R S T U V W X Y Z 0 1 2 3 4 5 6 7 8 9 + - = / % ( ) [ ] é è à ù ë ê ç . , ; : ? ! &amp; @ $ €</text:span> </text:p>
      <text:p text:style-name="P11">a b c d e f g h i j k l m n o p q r s t u v w x y z A B C D E F G H I J K L M N O P Q R S T U V W X Y Z 0 1 2 3 4 5 6 7 8 9 + - = / % ( ) [ ] é è à ù ë ê ç . , ; : ? ! &amp; @ $ €</text:p>
      <text:p text:style-name="P12"><text:span text:style-name="T1">a b c d e f g h i j k l m n o p q r s t u v w x y z A B C D E F G H I J K L M N O P Q R S T U V W X Y Z 0 1 2 3 4 5 6 7 8 9 + - = / % ( ) [ ] é è à ù ë ê ç . , ; : ? ! &amp; @ $ €</text:span> </text:p>
      <text:p text:style-name="P13"><text:span text:style-name="T1">a b c d e f g h i j k l m n o p q r s t u v w x y z A B C D E F G H I J K L M N O P Q R S T U V W X Y Z 0 1 2 3 4 5 6 7 8 9 + - = / % ( ) [ ] é è à ù ë ê ç . , ; : ? ! &amp; @ $ €</text:span> </text:p>
      <text:p text:style-name="P14"><text:span text:style-name="T1">a b c d e f g h i j k l m n o p q r s t u v w x y z A B C D E F G H I J K L M N O P Q R S T U V W X Y Z 0 1 2 3 4 5 6 7 8 9 + - = / % ( ) [ ] é è à ù ë ê ç . , ; : ? ! &amp; @ $ €</text:span> </text:p>
      <text:p text:style-name="P15">a b c d e f g h i j k l m n o p q r s t u v w x y z A B C D E F G H I J K L M N O P Q R S T U V W X Y Z 0 1 2 3 4 5 6 7 8 9 + - = / % ( ) [ ] é è à ù ë ê ç . , ; : ? ! &amp; @ $ €</text:p>
      <text:p text:style-name="P16"><text:span text:style-name="T1">a b c d e f g h i j k l m n o p q r s t u v w x y z A B C D E F G H I J K L M N O P Q R S T U V W X Y Z 0 1 2 3 4 5 6 7 8 9 + - = / % ( ) [ ] é è à ù ë ê ç . , ; : ? ! &amp; @ $ €</text:span> </text:p>
      <text:p text:style-name="P17">a b c d e f g h i j k l m n o p q r s t u v w x y z A B C D E F G H I J K L M N O P Q R S T U V W X Y Z 0 1 2 3 4 5 6 7 8 9 + - = / % ( ) [ ] é è à ù ë ê ç . , ; : ? ! &amp; @ $ €</text:p>
      <text:p text:style-name="P18"><text:span text:style-name="T1">a b c d e f g h i j k l m n o p q r s t u v w x y z A B C D E F G H I J K L M N O P Q R S T U V W X Y Z 0 1 2 3 4 5 6 7 8 9 + - = / % ( ) [ ] é è à ù ë ê ç . , ; : ? ! &amp; @ $ €</text:span> </text:p>
      <text:p text:style-name="P19">a b c d e f g h i j k l m n o p q r s t u v w x y z A B C D E F G H I J K L M N O P Q R S T U V W X Y Z 0 1 2 3 4 5 6 7 8 9 + - = / % ( ) [ ] é è à ù ë ê ç . , ; : ? ! &amp; @ $ €</text:p>
      <text:p text:style-name="P20">a b c d e f g h i j k l m n o p q r s t u v w x y z A B C D E F G H I J K L M N O P Q R S T U V W X Y Z 0 1 2 3 4 5 6 7 8 9 + - = / % ( ) [ ] é è à ù ë ê ç . , ; : ? ! &amp; @ $ €</text:p>
      <text:p text:style-name="P21">a b c d e f g h i j k l m n o p q r s t u v w x y z A B C D E F G H I J K L M N O P Q R S T U V W X Y Z 0 1 2 3 4 5 6 7 8 9 + - = / % ( ) [ ] é è à ù ë ê ç . , ; : ? ! &amp; @ $ €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M Mono Slanted 10" svg:font-family="'LM Mono Slanted 10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Purisa" svg:font-family="Purisa" style:font-pitch="variable"/>
    <style:font-face style:name="URW Chancery L" svg:font-family="'URW Chancery L'" style:font-pitch="variable"/>
    <style:font-face style:name="TlwgTypewriter" svg:font-family="TlwgTypewriter" style:font-family-generic="moder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23:54:25.393768949</meta:creation-date>
    <dc:date>2014-12-04T23:20:18.173793982</dc:date>
    <meta:editing-duration>P0D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1" meta:paragraph-count="22" meta:word-count="1936" meta:character-count="3856" meta:non-whitespace-character-count="1936"/>
  </office:meta>
</office:document-meta>
</file>